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The quick brown fox jumps over the lazy dog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he</text:p>
          </table:table-cell>
          <table:table-cell office:value-type="string">
            <text:p>quick</text:p>
          </table:table-cell>
          <table:table-cell office:value-type="string">
            <text:p>brown</text:p>
          </table:table-cell>
          <table:table-cell office:value-type="string">
            <text:p>fox</text:p>
          </table:table-cell>
          <table:table-cell office:value-type="string">
            <text:p>jumps</text:p>
          </table:table-cell>
          <table:table-cell office:value-type="string">
            <text:p>over</text:p>
          </table:table-cell>
          <table:table-cell office:value-type="string">
            <text:p>the</text:p>
          </table:table-cell>
          <table:table-cell office:value-type="string">
            <text:p>lazy</text:p>
          </table:table-cell>
          <table:table-cell office:value-type="string">
            <text:p>do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 office:value-type="string">
            <text:p>The slow bat-eared fox sleeps in the dog's kenne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6">26/01/2006</text:date>, <text:time>17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Quick Test File</dc:title>
    <meta:creation-date>2006-01-26T17:23:14</meta:creation-date>
    <dc:date>2006-01-26T17:26:16</dc:date>
    <dc:language>en-US</dc:language>
    <meta:editing-cycles>2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table-count="2" meta:cell-count="11"/>
  </office:meta>
</office:document-meta>
</file>